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list-style-name="LFO1"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font-weight="bold" style:font-weight-asian="bold" style:font-weight-complex="bold"/>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list-style-name="LFO1" style:family="paragraph"/>
    <style:style style:name="T11" style:parent-style-name="DefaultParagraphFont" style:family="text">
      <style:text-properties fo:font-weight="bold" style:font-weight-asian="bold" style:font-weight-complex="bold"/>
    </style:style>
    <style:style style:name="P12" style:parent-style-name="Normal" style:list-style-name="LFO1" style:family="paragraph"/>
    <style:style style:name="T13" style:parent-style-name="DefaultParagraphFont" style:family="text">
      <style:text-properties style:font-name="Segoe UI Emoji" style:font-name-complex="Segoe UI Emoji"/>
    </style:style>
    <style:style style:name="T14" style:parent-style-name="DefaultParagraphFont" style:family="text">
      <style:text-properties fo:font-style="italic" style:font-style-asian="italic" style:font-style-complex="italic"/>
    </style:style>
    <style:style style:name="P15" style:parent-style-name="Normal" style:list-style-name="LFO1" style:family="paragraph"/>
    <style:style style:name="T16" style:parent-style-name="DefaultParagraphFont" style:family="text">
      <style:text-properties style:font-name="Segoe UI Emoji" style:font-name-complex="Segoe UI Emoji"/>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style:font-name="Segoe UI Symbol" style:font-name-complex="Segoe UI Symbol"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Normal" style:list-style-name="LFO2" style:family="paragraph"/>
    <style:style style:name="P23" style:parent-style-name="Normal" style:list-style-name="LFO2" style:family="paragraph"/>
    <style:style style:name="P24" style:parent-style-name="Normal" style:list-style-name="LFO2" style:family="paragraph"/>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style:font-name="Segoe UI Symbol" style:font-name-complex="Segoe UI Symbol"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style:font-name="Segoe UI Emoji" style:font-name-complex="Segoe UI Emoji"/>
    </style:style>
    <style:style style:name="T30" style:parent-style-name="DefaultParagraphFont" style:family="text">
      <style:text-properties style:font-name="Segoe UI Emoji" style:font-name-complex="Segoe UI Emoji"/>
    </style:style>
    <style:style style:name="T31" style:parent-style-name="DefaultParagraphFont" style:family="text">
      <style:text-properties style:font-name="Segoe UI Emoji" style:font-name-complex="Segoe UI Emoji"/>
    </style:style>
    <style:style style:name="T32" style:parent-style-name="DefaultParagraphFont" style:family="text">
      <style:text-properties style:font-name="Segoe UI Emoji" style:font-name-complex="Segoe UI Emoji"/>
    </style:style>
    <style:style style:name="P33" style:parent-style-name="Normal" style:list-style-name="LFO3" style:family="paragraph"/>
    <style:style style:name="T34" style:parent-style-name="DefaultParagraphFont" style:family="text">
      <style:text-properties style:font-name="Segoe UI Emoji" style:font-name-complex="Segoe UI Emoji"/>
    </style:style>
    <style:style style:name="P35" style:parent-style-name="Normal" style:list-style-name="LFO3" style:family="paragraph"/>
    <style:style style:name="T36" style:parent-style-name="DefaultParagraphFont" style:family="text">
      <style:text-properties style:font-name="Segoe UI Emoji" style:font-name-complex="Segoe UI Emoji"/>
    </style:style>
    <style:style style:name="P37" style:parent-style-name="Normal" style:list-style-name="LFO3" style:family="paragraph"/>
    <style:style style:name="T38" style:parent-style-name="DefaultParagraphFont" style:family="text">
      <style:text-properties style:font-name="Segoe UI Emoji" style:font-name-complex="Segoe UI Emoji"/>
    </style:style>
    <style:style style:name="P39" style:parent-style-name="Normal" style:list-style-name="LFO3" style:family="paragraph"/>
    <style:style style:name="T40" style:parent-style-name="DefaultParagraphFont" style:family="text">
      <style:text-properties style:font-name="Segoe UI Emoji" style:font-name-complex="Segoe UI Emoji"/>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list-style-name="LFO4" style:family="paragraph"/>
    <style:style style:name="T45" style:parent-style-name="DefaultParagraphFont" style:family="text">
      <style:text-properties fo:font-weight="bold" style:font-weight-asian="bold" style:font-weight-complex="bold"/>
    </style:style>
    <style:style style:name="P46" style:parent-style-name="Normal" style:list-style-name="LFO4" style:family="paragraph"/>
    <style:style style:name="T47" style:parent-style-name="DefaultParagraphFont" style:family="text">
      <style:text-properties fo:font-weight="bold" style:font-weight-asian="bold" style:font-weight-complex="bold"/>
    </style:style>
    <style:style style:name="P48" style:parent-style-name="Normal" style:list-style-name="LFO4" style:family="paragraph"/>
    <style:style style:name="T49" style:parent-style-name="DefaultParagraphFont" style:family="text">
      <style:text-properties fo:font-weight="bold" style:font-weight-asian="bold" style:font-weight-complex="bold"/>
    </style:style>
    <style:style style:name="P50" style:parent-style-name="Normal" style:list-style-name="LFO4" style:family="paragraph"/>
    <style:style style:name="T51" style:parent-style-name="DefaultParagraphFont" style:family="text">
      <style:text-properties fo:font-weight="bold" style:font-weight-asian="bold" style:font-weight-complex="bold"/>
    </style:style>
    <style:style style:name="P52" style:parent-style-name="Normal" style:list-style-name="LFO4" style:family="paragraph"/>
    <style:style style:name="T53" style:parent-style-name="DefaultParagraphFont" style:family="text">
      <style:text-properties style:font-name="Segoe UI Emoji" style:font-name-complex="Segoe UI Emoji"/>
    </style:style>
    <style:style style:name="T54" style:parent-style-name="DefaultParagraphFont" style:family="text">
      <style:text-properties fo:font-weight="bold" style:font-weight-asian="bold" style:font-weight-complex="bold"/>
    </style:style>
    <style:style style:name="P55" style:parent-style-name="Normal" style:family="paragraph">
      <style:text-properties fo:language="en" fo:country="US"/>
    </style:style>
    <style:style style:name="P56" style:parent-style-name="Normal" style:list-style-name="LFO5" style:family="paragraph"/>
    <style:style style:name="P57" style:parent-style-name="Normal" style:list-style-name="LFO5" style:family="paragraph"/>
    <style:style style:name="P58" style:parent-style-name="Normal" style:list-style-name="LFO5" style:family="paragraph"/>
    <style:style style:name="P59" style:parent-style-name="Normal" style:list-style-name="LFO5" style:family="paragraph"/>
    <style:style style:name="P60" style:parent-style-name="Normal" style:list-style-name="LFO5" style:family="paragraph"/>
    <style:style style:name="P61" style:parent-style-name="Normal" style:list-style-name="LFO5" style:family="paragraph"/>
    <style:style style:name="P62" style:parent-style-name="Normal" style:list-style-name="LFO5" style:family="paragraph"/>
    <style:style style:name="T63" style:parent-style-name="DefaultParagraphFont" style:family="text">
      <style:text-properties fo:font-weight="bold" style:font-weight-asian="bold" style:font-weight-complex="bold"/>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T72" style:parent-style-name="DefaultParagraphFont" style:family="text">
      <style:text-properties fo:language="en" fo:country="U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list text:style-name="LFO1" text:continue-numbering="true">
        <text:list-item>
          <text:p text:style-name="P1"><text:span text:style-name="T2">I am doing a real life live project of quantium<text:s/></text:span><text:span text:style-name="T3"><text:line-break/></text:span><text:span text:style-name="T4"><text:line-break/></text:span>Client:<text:s/><text:span text:style-name="T5">SolFoods (a supermarket company)</text:span></text:p>
        </text:list-item>
        <text:list-item>
          <text:p text:style-name="P6">Product:<text:s/><text:span text:style-name="T7">Pink Morsels (candy bar)</text:span></text:p>
        </text:list-item>
        <text:list-item>
          <text:p text:style-name="P8">Change:<text:s/><text:span text:style-name="T9">Price increased</text:span></text:p>
        </text:list-item>
        <text:list-item>
          <text:p text:style-name="P10">Effect:<text:s/><text:span text:style-name="T11">Sales went down</text:span></text:p>
        </text:list-item>
        <text:list-item>
          <text:p text:style-name="P12">Business question:<text:line-break/><text:span text:style-name="T13">👉</text:span><text:s/><text:span text:style-name="T14">Did profit actually go down or up after the price increase?</text:span></text:p>
        </text:list-item>
        <text:list-item>
          <text:p text:style-name="P15">Your task:<text:line-break/><text:span text:style-name="T16">👉</text:span><text:s/><text:span text:style-name="T17">Build a dashboard</text:span><text:s/>so the client can explore the data themselves</text:p>
        </text:list-item>
      </text:list>
      <text:p text:style-name="Normal">This is a<text:s/><text:span text:style-name="T18">classic Data Analytics / BI / SAP Analytics / Power BI problem</text:span>.</text:p>
      <text:p text:style-name="Normal"><draw:custom-shape svg:x="0in" svg:y="0in" svg:width="6.5in" svg:height="0.025in" draw:z-index="0" draw:id="id0" draw:style-name="a0" draw:name="Horizontal Line 1" text:anchor-type="as-char"><svg:title/><svg:desc/><draw:enhanced-geometry draw:type="non-primitive" svg:viewBox="0 0 21600 21600" draw:enhanced-path="M 0 0 L 21600 0 21600 21600 0 21600 Z N"/></draw:custom-shape></text:p>
      <text:p text:style-name="Normal"><text:span text:style-name="T19">2️</text:span><text:span text:style-name="T20">⃣</text:span><text:span text:style-name="T21"><text:s/>Your ROLE in this project (important mindset)</text:span></text:p>
      <text:p text:style-name="Normal">You are acting as:</text:p>
      <text:list text:style-name="LFO2" text:continue-numbering="true">
        <text:list-item>
          <text:p text:style-name="P22">Junior Software Engineer</text:p>
        </text:list-item>
        <text:list-item>
          <text:p text:style-name="P23">Junior Data Analyst</text:p>
        </text:list-item>
        <text:list-item>
          <text:p text:style-name="P24">Junior BI / Analytics Engineer</text:p>
        </text:list-item>
      </text:list>
      <text:p text:style-name="Normal">All at once.</text:p>
      <text:p text:style-name="Normal">That’s<text:s/><text:span text:style-name="T25">normal</text:span><text:s/>in real projects.</text:p>
      <text:p text:style-name="Normal"><draw:custom-shape svg:x="0in" svg:y="0in" svg:width="6.5in" svg:height="0.025in" draw:z-index="0" draw:id="id1" draw:style-name="a1" draw:name="Horizontal Line 2" text:anchor-type="as-char"><svg:title/><svg:desc/><draw:enhanced-geometry draw:type="non-primitive" svg:viewBox="0 0 21600 21600" draw:enhanced-path="M 0 0 L 21600 0 21600 21600 0 21600 Z N"/></draw:custom-shape></text:p>
      <text:p text:style-name="Normal"><text:span text:style-name="T26">3️</text:span><text:span text:style-name="T27">⃣</text:span><text:span text:style-name="T28"><text:s/>What will you ACTUALLY build by the end</text:span></text:p>
      <text:p text:style-name="Normal">By the end of all tasks, you will have:</text:p>
      <text:p text:style-name="Normal"><text:span text:style-name="T29">✅</text:span><text:s/>Cleaned transaction data<text:line-break/><text:span text:style-name="T30">✅</text:span><text:s/>Calculated metrics (sales, revenue, profit)<text:line-break/><text:span text:style-name="T31">✅</text:span><text:s/>Built a dashboard<text:line-break/><text:span text:style-name="T32">✅</text:span><text:s/>Explained business impact of price change</text:p>
      <text:p text:style-name="Normal">This is why this project works for:</text:p>
      <text:list text:style-name="LFO3" text:continue-numbering="true">
        <text:list-item>
          <text:p text:style-name="P33">Data Analytics<text:s/><text:span text:style-name="T34">✅</text:span></text:p>
        </text:list-item>
        <text:list-item>
          <text:p text:style-name="P35">Power BI<text:s/><text:span text:style-name="T36">✅</text:span></text:p>
        </text:list-item>
        <text:list-item>
          <text:p text:style-name="P37">Data Engineering (junior)<text:s/><text:span text:style-name="T38">✅</text:span></text:p>
        </text:list-item>
        <text:list-item>
          <text:p text:style-name="P39">SAP BTP Analytics / Integration<text:s/><text:span text:style-name="T40">✅</text:span></text:p>
        </text:list-item>
      </text:list>
      <text:p text:style-name="P41"/>
      <text:p text:style-name="P42">TASK 1::</text:p>
      <text:p text:style-name="Normal">Here is the background information on your task</text:p>
      <text:p text:style-name="Normal">With little more than a few requirements and a messy data set to reference, it’s time to take a swing at this project. While Quantium has a few core tech stacks they work with on a regular basis, a small interactive visualisation like this one is perfectly suited to the Dash framework. Dash is a Python framework for developing visual tools to interrogate data. It’s easy to use, quick to develop with, and results in a pretty finished product. Before you can get to work on the application itself, set up your local development environment for working with Dash. Your local development environment can be thought of as a workbench with all the tools necessary to progress on a project. Invest an adequate amount of time setting up a good workbench and development on any project will be made far easier.</text:p>
      <text:p text:style-name="P43"/>
      <text:list text:style-name="LFO4" text:continue-numbering="true">
        <text:list-item>
          <text:p text:style-name="P44">The project uses<text:s/><text:span text:style-name="T45">Python + Dash</text:span></text:p>
        </text:list-item>
        <text:list-item>
          <text:p text:style-name="P46">The dataset may be<text:s/><text:span text:style-name="T47">messy</text:span><text:s/>(real-world data)</text:p>
        </text:list-item>
        <text:list-item>
          <text:p text:style-name="P48">Dash is used to build<text:s/><text:span text:style-name="T49">interactive dashboards</text:span></text:p>
        </text:list-item>
        <text:list-item>
          <text:p text:style-name="P50">Before coding, you must<text:s/><text:span text:style-name="T51">set up your local development environment</text:span></text:p>
        </text:list-item>
        <text:list-item>
          <text:p text:style-name="P52">A good setup = easier project later</text:p>
        </text:list-item>
      </text:list>
      <text:p text:style-name="Normal"><text:span text:style-name="T53">👉</text:span><text:s/>Translation:<text:line-break/><text:span text:style-name="T54">“Prepare your laptop like a real data/software engineer.”</text:span></text:p>
      <text:p text:style-name="P55"/>
      <text:p text:style-name="Normal">Here is your task</text:p>
      <text:list text:style-name="LFO5" text:continue-numbering="true">
        <text:list-item>
          <text:p text:style-name="P56">To begin, get your hands on the starter repo - fork and clone it to your machine: <text:a xlink:href="https://github.com/vagabond-systems/quantium-starter-repo." office:target-frame-name="_blank" xlink:show="new"><text:span text:style-name="Hyperlink">https://github.com/vagabond-systems/quantium-starter-repo.</text:span></text:a> If this step is confusing, read the first two chapters of the Git book linked below.<text:line-break/> </text:p>
        </text:list-item>
        <text:list-item>
          <text:p text:style-name="P57">Open the project in your IDE of choice — feel free to use any Python IDE you’re comfortable with. If you don’t have a favourite Python IDE yet, look at Pycharm Community Edition. It’s a well-designed IDE by Jetbrains packed with features and plugins, powerful enough to work on the most complex projects, and entirely<text:s/><text:soft-page-break/>free.<text:line-break/> </text:p>
        </text:list-item>
        <text:list-item>
          <text:p text:style-name="P58">One of the best ways to manage dependencies in Python is with virtual environments. Each virtual environment contains a Python interpreter and a collection of project dependencies. They are entirely encapsulated in a single folder, and easy to work with once you get the hang of them. For this project, you will set up a Python 3.9 virtual environment. Review the resources linked below for more information.<text:line-break/> </text:p>
        </text:list-item>
        <text:list-item>
          <text:p text:style-name="P59">Next, add the dash and pandas packages as dependencies to your virtual environment. Instructions for this step can be found in the Resources section below.<text:line-break/> </text:p>
        </text:list-item>
        <text:list-item>
          <text:p text:style-name="P60">With your virtual environment active, run `pip install "dash[testing]"` (without backticks) to install all the necessary dash testing dependencies.<text:line-break/> </text:p>
        </text:list-item>
        <text:list-item>
          <text:p text:style-name="P61">Congratulations! You’ve completed the bulk of the work for this task and now have access to a fully-featured workbench. All that’s left is to submit your work. Commit your changes and push them to GitHub!<text:line-break/> </text:p>
        </text:list-item>
        <text:list-item>
          <text:p text:style-name="P62"><text:span text:style-name="T63">You’re done! Submit a link to your repo below!</text:span></text:p>
        </text:list-item>
      </text:list>
      <text:p text:style-name="P64"/>
      <text:p text:style-name="P65"/>
      <text:p text:style-name="P66">Step 1:<text:s/></text:p>
      <text:p text:style-name="P67">I open the github link they give it<text:s/>to<text:s/>me they already had a project and</text:p>
      <text:p text:style-name="P68"><text:s/>I click frok and take the project into my git and</text:p>
      <text:p text:style-name="P69"><text:s/>then I copy code url and paste into my<text:s/></text:p>
      <text:p text:style-name="P70">command prompt<text:s/><text:line-break/>git clone and paste the url and after that I</text:p>
      <text:p text:style-name="P71"><text:s/>type dir and after that</text:p>
      <text:p text:style-name="Normal"><text:span text:style-name="T72">project come to my laptop<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shuman Dwivedi</meta:initial-creator>
    <dc:creator>Anshuman Dwivedi</dc:creator>
    <meta:creation-date>2026-01-30T17:46:00Z</meta:creation-date>
    <dc:date>2026-02-03T21:51:00Z</dc:date>
    <meta:template xlink:href="Normal" xlink:type="simple"/>
    <meta:editing-cycles>1</meta:editing-cycles>
    <meta:editing-duration>PT72780S</meta:editing-duration>
    <meta:document-statistic meta:page-count="3" meta:paragraph-count="8" meta:word-count="601" meta:character-count="4021" meta:row-count="28" meta:non-whitespace-character-count="3428"/>
  </office:meta>
</office:document-meta>
</file>